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2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15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4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1_Panele</text:p>
          </table:table-cell>
          <table:table-cell office:value-type="float" office:value="-0.24129511746516299" table:style-name="ce3">
            <text:p>-0,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_Wykladzina_czarna</text:p>
          </table:table-cell>
          <table:table-cell office:value-type="float" office:value="-0.28704457642238201" table:style-name="ce3">
            <text:p>-0,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_Wykladzina_jasna</text:p>
          </table:table-cell>
          <table:table-cell office:value-type="float" office:value="-0.57732557921888605" table:style-name="ce3">
            <text:p>-0,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_Trawa</text:p>
          </table:table-cell>
          <table:table-cell office:value-type="float" office:value="-6.5229818080133404" table:style-name="ce3">
            <text:p>-6,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_Spienione_PCV</text:p>
          </table:table-cell>
          <table:table-cell office:value-type="float" office:value="-1.8246491842604899E-2" table:style-name="ce3">
            <text:p>-0,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_Linoleum</text:p>
          </table:table-cell>
          <table:table-cell office:value-type="float" office:value="-0.262149399310039" table:style-name="ce3">
            <text:p>-0,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_Plytki_w_sali</text:p>
          </table:table-cell>
          <table:table-cell office:value-type="float" office:value="-0.19161118747300901" table:style-name="ce3">
            <text:p>-0,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_Pusta_plyta</text:p>
          </table:table-cell>
          <table:table-cell office:value-type="float" office:value="9.7977015376305293E-2" table:style-name="ce3">
            <text:p>0,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_podklady</text:p>
          </table:table-cell>
          <table:table-cell office:value-type="float" office:value="1.81910521049139E-2" table:style-name="ce3">
            <text:p>0,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_Mata_ukladana</text:p>
          </table:table-cell>
          <table:table-cell office:value-type="float" office:value="0.19416077297589099" table:style-name="ce3">
            <text:p>0,19</text:p>
          </table:table-cell>
          <table:table-cell table:number-columns-repeated="16382"/>
        </table:table-row>
        <table:table-row table:number-rows-repeated="1048566" table:style-name="ro2">
          <table:table-cell table:number-columns-repeated="16384"/>
        </table:table-row>
      </table:table>
      <table:table table:name="6W" table:style-name="ta1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1_Panele</text:p>
          </table:table-cell>
          <table:table-cell office:value-type="float" office:value="0.114376688170435" table:style-name="ce3">
            <text:p>0,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_Wykladzina_czarna</text:p>
          </table:table-cell>
          <table:table-cell office:value-type="float" office:value="0.10540109176882199" table:style-name="ce3">
            <text:p>0,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_Wykladzina_jasna</text:p>
          </table:table-cell>
          <table:table-cell office:value-type="float" office:value="-0.21298483649729899" table:style-name="ce3">
            <text:p>-0,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4_Trawa</text:p>
          </table:table-cell>
          <table:table-cell office:value-type="float" office:value="-1.62107271420461" table:style-name="ce3">
            <text:p>-1,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_Spienione_PCV</text:p>
          </table:table-cell>
          <table:table-cell office:value-type="float" office:value="0.18708294184716001" table:style-name="ce3">
            <text:p>0,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_Linoleum</text:p>
          </table:table-cell>
          <table:table-cell office:value-type="float" office:value="0.14928698903877699" table:style-name="ce3">
            <text:p>0,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7_Plytki_w_sali</text:p>
          </table:table-cell>
          <table:table-cell office:value-type="float" office:value="7.7019886003606305E-2" table:style-name="ce3">
            <text:p>0,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8_Pusta_plyta</text:p>
          </table:table-cell>
          <table:table-cell office:value-type="float" office:value="0.16828220811136699" table:style-name="ce3">
            <text:p>0,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9_podklady</text:p>
          </table:table-cell>
          <table:table-cell office:value-type="float" office:value="0.170519258892882" table:style-name="ce3">
            <text:p>0,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_Mata_ukladana</text:p>
          </table:table-cell>
          <table:table-cell office:value-type="float" office:value="0.155721308589539" table:style-name="ce3">
            <text:p>0,16</text:p>
          </table:table-cell>
          <table:table-cell table:number-columns-repeated="16382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Łukasz Kędzierski</dc:creator>
    <meta:creation-date>2024-04-24T23:03:17Z</meta:creation-date>
    <dc:date>2024-06-09T18:47:37Z</dc:date>
    <meta:editing-cycles>1</meta:editing-cycles>
    <meta:editing-duration>PT743S</meta:editing-duration>
  </office:meta>
</office:document-meta>
</file>